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eaf5" officeooo:paragraph-rsid="000deaf5"/>
    </style:style>
    <style:style style:name="P2" style:family="paragraph" style:parent-style-name="Standard">
      <style:text-properties officeooo:rsid="000e1dd4" officeooo:paragraph-rsid="000e1dd4"/>
    </style:style>
    <style:style style:name="P3" style:family="paragraph" style:parent-style-name="Standard">
      <style:text-properties officeooo:rsid="000e1dd4" officeooo:paragraph-rsid="000eeec6"/>
    </style:style>
    <style:style style:name="P4" style:family="paragraph" style:parent-style-name="Standard">
      <style:text-properties officeooo:rsid="000eeec6" officeooo:paragraph-rsid="000eeec6"/>
    </style:style>
    <style:style style:name="P5" style:family="paragraph" style:parent-style-name="Standard">
      <style:text-properties officeooo:rsid="001277b6" officeooo:paragraph-rsid="001277b6"/>
    </style:style>
    <style:style style:name="P6" style:family="paragraph" style:parent-style-name="Standard">
      <style:text-properties officeooo:rsid="001445c4" officeooo:paragraph-rsid="001445c4"/>
    </style:style>
    <style:style style:name="P7" style:family="paragraph" style:parent-style-name="Standard">
      <style:text-properties fo:font-variant="normal" fo:text-transform="none" fo:color="#24292e" style:font-name="ui-monospace" fo:font-size="9pt" fo:letter-spacing="normal" fo:font-style="normal" fo:font-weight="normal" officeooo:rsid="000deaf5" officeooo:paragraph-rsid="000dea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ry 1</text:p>
      <text:p text:style-name="P1"/>
      <text:p text:style-name="P7">SELECT film_id,title FROM film WHERE rating='PG-13' AND film_id IN(SELECT film_id FROM film_category WHERE category_id IN(SELECT category_id FROM category WHERE category.name='Comedy'));</text:p>
      <text:p text:style-name="P7"/>
      <text:p text:style-name="P2">Query 2</text:p>
      <text:p text:style-name="P2"/>
      <text:p text:style-name="P3">select fl.title from film_list fl,rental r,inventory iwhere r.inventory_id=i.inventory_id and i.film_id=fl.FID and fl.category='Horror' group by title order by count(*) desc limit 3;</text:p>
      <text:p text:style-name="P3"/>
      <text:p text:style-name="P4">Query 3</text:p>
      <text:p text:style-name="P4"/>
      <text:p text:style-name="P4">select distinct <text:s/>c.customer_id,c.first_name,c.last_name,ca.name,co.country from customer c,category ca,rental r,film_category fc,inventory i,address a,country co,city ci where ca.name='SPORTS' and ca.category_id=fc.category_id and fc.film_id = i.film_id and r.inventory_id = i.inventory_id and c.customer_id=r.customer_id <text:s/>and c.address_id=a.address_id and a.city_id=ci.city_id and ci.country_id = co.country_id and co.country='INDIA' order by c.customer_id;</text:p>
      <text:p text:style-name="P4"/>
      <text:p text:style-name="P4"/>
      <text:p text:style-name="P5">Query 4</text:p>
      <text:p text:style-name="P5"/>
      <text:p text:style-name="P4">select distinct <text:s/>c.first_name,c.last_name from customer c,actor a,film_actor fa , inventory i,rental r,address ad,country co,city ci where a.first_name = 'NICK' AND a.last_name='WAHLBERG' and a.actor_id=fa.actor_id and fa.film_id = i.film_id and i.inventory_id=r.inventory_id and r.customer_id = c.customer_id and c.address_id = ad.address_id and ad.city_id and ci.city_id and ci.country_id=co.country_id and co.country='CANADA';</text:p>
      <text:p text:style-name="P4"/>
      <text:p text:style-name="P6">Query 5</text:p>
      <text:p text:style-name="P6"/>
      <text:p text:style-name="P6">SELECT count(film_id) FROM film_actor a,actor a1 WHERE a1.first_name='SEAN' AND a1.last_name='WILLIAMS' AND a.actor_id=a1.actor_id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4T22:01:57.271195160</meta:creation-date>
    <dc:date>2021-07-15T15:33:58.089831252</dc:date>
    <meta:editing-duration>PT1H52M3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148" meta:character-count="1421" meta:non-whitespace-character-count="1280"/>
  </office:meta>
</office:document-meta>
</file>